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Default"/>
          <table:table-cell table:style-name="ce9" table:number-columns-repeated="2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35:46.47988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9T13:28:40.502320555</dc:date>
    <meta:editing-duration>PT13H55M12S</meta:editing-duration>
    <meta:editing-cycles>26</meta:editing-cycles>
    <meta:generator>LibreOffice/6.4.4.2$Linux_X86_64 LibreOffice_project/40$Build-2</meta:generator>
    <meta:document-statistic meta:table-count="1" meta:cell-count="93" meta:object-count="0"/>
  </office:meta>
</office:document-meta>
</file>